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VersionList.xml" manifest:media-type=""/>
  <manifest:file-entry manifest:full-path="Versions/Version1" manifest:media-type=""/>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Abyssinica SIL" svg:font-family="'Abyssinica SI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Table1" style:family="table">
      <style:table-properties style:width="10.1181in" table:align="margins"/>
    </style:style>
    <style:style style:name="Table1.A" style:family="table-column">
      <style:table-column-properties style:column-width="0.6875in" style:rel-column-width="4452*"/>
    </style:style>
    <style:style style:name="Table1.B" style:family="table-column">
      <style:table-column-properties style:column-width="2.1771in" style:rel-column-width="14101*"/>
    </style:style>
    <style:style style:name="Table1.C" style:family="table-column">
      <style:table-column-properties style:column-width="2.0313in" style:rel-column-width="13156*"/>
    </style:style>
    <style:style style:name="Table1.D" style:family="table-column">
      <style:table-column-properties style:column-width="0.6354in" style:rel-column-width="4115*"/>
    </style:style>
    <style:style style:name="Table1.E" style:family="table-column">
      <style:table-column-properties style:column-width="4.5868in" style:rel-column-width="29711*"/>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fo:font-size="20pt" style:text-underline-style="solid" style:text-underline-width="auto" style:text-underline-color="font-color" fo:font-weight="bold" officeooo:rsid="0019cdbe" officeooo:paragraph-rsid="0019cdbe" style:font-size-asian="20pt" style:font-weight-asian="bold" style:font-size-complex="20pt" style:font-weight-complex="bold"/>
    </style:style>
    <style:style style:name="P2" style:family="paragraph" style:parent-style-name="Table_20_Contents">
      <style:paragraph-properties fo:text-align="center" style:justify-single-word="false"/>
      <style:text-properties style:font-name="Abyssinica SIL" fo:font-size="12pt" officeooo:rsid="0019cdbe" officeooo:paragraph-rsid="0019cdbe" style:font-size-asian="12pt" style:font-size-complex="12pt"/>
    </style:style>
    <style:style style:name="P3" style:family="paragraph" style:parent-style-name="Table_20_Contents">
      <style:text-properties style:font-name="Abyssinica SIL" fo:font-size="12pt" officeooo:rsid="0019cdbe" officeooo:paragraph-rsid="0019cdbe" style:font-size-asian="12pt" style:font-size-complex="12pt"/>
    </style:style>
    <style:style style:name="P4" style:family="paragraph" style:parent-style-name="Table_20_Contents">
      <style:paragraph-properties fo:text-align="center" style:justify-single-word="false"/>
      <style:text-properties style:font-name="Abyssinica SIL" fo:font-size="12pt" officeooo:rsid="001abffa" officeooo:paragraph-rsid="001abffa" style:font-size-asian="12pt" style:font-size-complex="12pt"/>
    </style:style>
    <style:style style:name="P5" style:family="paragraph" style:parent-style-name="Table_20_Heading">
      <style:text-properties officeooo:rsid="0019cdbe" officeooo:paragraph-rsid="0019cdbe"/>
    </style:style>
    <style:style style:name="P6" style:family="paragraph" style:parent-style-name="Table_20_Heading">
      <style:paragraph-properties fo:text-align="center" style:justify-single-word="false"/>
      <style:text-properties officeooo:rsid="0019cdbe" officeooo:paragraph-rsid="0019cdbe"/>
    </style:style>
    <style:style style:name="P7" style:family="paragraph" style:parent-style-name="Standard" style:master-page-name="Standard">
      <style:paragraph-properties style:page-number="auto"/>
      <style:text-properties style:text-outline="false" style:text-line-through-style="none" style:font-name="Abyssinica SIL" fo:font-size="12pt" fo:font-style="normal" fo:text-shadow="none" style:text-underline-style="none" fo:font-weight="normal" style:font-size-asian="12pt" style:font-style-asian="normal" style:font-weight-asian="normal" style:font-size-complex="12pt" style:text-emphasize="none"/>
    </style:style>
    <style:style style:name="P8" style:family="paragraph" style:parent-style-name="Table_20_Contents" style:list-style-name="L1">
      <style:text-properties style:font-name="Abyssinica SIL" fo:font-size="12pt" officeooo:rsid="001a7b53" officeooo:paragraph-rsid="001a7b53" style:font-size-asian="12pt" style:font-size-complex="12pt"/>
    </style:style>
    <style:style style:name="P9" style:family="paragraph" style:parent-style-name="Table_20_Contents" style:list-style-name="L2">
      <style:text-properties style:font-name="Abyssinica SIL" fo:font-size="12pt" officeooo:rsid="001abffa" officeooo:paragraph-rsid="001abffa" style:font-size-asian="12pt" style:font-size-complex="12pt"/>
    </style:style>
    <style:style style:name="P10" style:family="paragraph" style:parent-style-name="Table_20_Contents" style:list-style-name="L3">
      <style:text-properties style:font-name="Abyssinica SIL" fo:font-size="12pt" officeooo:rsid="001bb906" officeooo:paragraph-rsid="001bb906" style:font-size-asian="12pt" style:font-size-complex="12pt"/>
    </style:style>
    <style:style style:name="P11" style:family="paragraph" style:parent-style-name="Table_20_Contents" style:list-style-name="L4">
      <style:text-properties style:font-name="Abyssinica SIL" fo:font-size="12pt" officeooo:rsid="001b861d" officeooo:paragraph-rsid="001b861d" style:font-size-asian="12pt" style:font-size-complex="12pt"/>
    </style:style>
    <style:style style:name="P12" style:family="paragraph" style:parent-style-name="Table_20_Contents" style:list-style-name="L4">
      <style:text-properties style:font-name="Abyssinica SIL" fo:font-size="12pt" officeooo:rsid="001c27b4" officeooo:paragraph-rsid="001c27b4" style:font-size-asian="12pt" style:font-size-complex="12pt"/>
    </style:style>
    <style:style style:name="P13" style:family="paragraph" style:parent-style-name="Table_20_Contents" style:list-style-name="L5">
      <style:text-properties style:font-name="Abyssinica SIL" fo:font-size="12pt" officeooo:rsid="001c27b4" officeooo:paragraph-rsid="001c27b4" style:font-size-asian="12pt" style:font-size-complex="12pt"/>
    </style:style>
    <style:style style:name="P14" style:family="paragraph" style:parent-style-name="Table_20_Contents" style:list-style-name="L6">
      <style:text-properties style:font-name="Abyssinica SIL" fo:font-size="12pt" officeooo:rsid="001c27b4" officeooo:paragraph-rsid="001c27b4" style:font-size-asian="12pt" style:font-size-complex="12pt"/>
    </style:style>
    <style:style style:name="P15" style:family="paragraph" style:parent-style-name="Table_20_Contents" style:list-style-name="L7">
      <style:text-properties style:font-name="Abyssinica SIL" fo:font-size="12pt" officeooo:rsid="001c54e7" officeooo:paragraph-rsid="001c54e7" style:font-size-asian="12pt" style:font-size-complex="12pt"/>
    </style:style>
    <style:style style:name="P16" style:family="paragraph" style:parent-style-name="Table_20_Contents" style:list-style-name="L8">
      <style:text-properties style:font-name="Abyssinica SIL" fo:font-size="12pt" officeooo:rsid="001cdeb7" officeooo:paragraph-rsid="001cdeb7" style:font-size-asian="12pt" style:font-size-complex="12pt"/>
    </style:style>
    <style:style style:name="P17" style:family="paragraph" style:parent-style-name="Table_20_Contents" style:list-style-name="L9">
      <style:text-properties style:font-name="Abyssinica SIL" fo:font-size="12pt" officeooo:rsid="001d344e" officeooo:paragraph-rsid="001d344e" style:font-size-asian="12pt" style:font-size-complex="12pt"/>
    </style:style>
    <style:style style:name="P18" style:family="paragraph" style:parent-style-name="Table_20_Contents" style:list-style-name="L9">
      <style:text-properties style:font-name="Abyssinica SIL" fo:font-size="12pt" officeooo:rsid="001e7453" officeooo:paragraph-rsid="001e7453" style:font-size-asian="12pt" style:font-size-complex="12pt"/>
    </style:style>
    <style:style style:name="P19" style:family="paragraph" style:parent-style-name="Table_20_Contents" style:list-style-name="L10">
      <style:text-properties style:font-name="Abyssinica SIL" fo:font-size="12pt" officeooo:rsid="001ebcf7" officeooo:paragraph-rsid="001ebcf7" style:font-size-asian="12pt" style:font-size-complex="12pt"/>
    </style:style>
    <style:style style:name="P20" style:family="paragraph" style:parent-style-name="Table_20_Contents" style:list-style-name="L10">
      <style:text-properties style:font-name="Abyssinica SIL" fo:font-size="12pt" officeooo:rsid="0020af40" officeooo:paragraph-rsid="0020af40" style:font-size-asian="12pt" style:font-size-complex="12pt"/>
    </style:style>
    <style:style style:name="P21" style:family="paragraph" style:parent-style-name="Table_20_Contents" style:list-style-name="L11">
      <style:text-properties style:font-name="Abyssinica SIL" fo:font-size="12pt" officeooo:rsid="0020af40" officeooo:paragraph-rsid="0020af40" style:font-size-asian="12pt" style:font-size-complex="12pt"/>
    </style:style>
    <style:style style:name="P22" style:family="paragraph" style:parent-style-name="Table_20_Contents" style:list-style-name="L12">
      <style:text-properties style:font-name="Abyssinica SIL" fo:font-size="12pt" officeooo:rsid="0020af40" officeooo:paragraph-rsid="0020af40" style:font-size-asian="12pt" style:font-size-complex="12pt"/>
    </style:style>
    <style:style style:name="P23" style:family="paragraph" style:parent-style-name="Table_20_Contents" style:list-style-name="L13">
      <style:text-properties style:font-name="Abyssinica SIL" fo:font-size="12pt" officeooo:rsid="00224256" officeooo:paragraph-rsid="00224256" style:font-size-asian="12pt" style:font-size-complex="12pt"/>
    </style:style>
    <style:style style:name="P24" style:family="paragraph" style:parent-style-name="Table_20_Contents" style:list-style-name="L13">
      <style:text-properties style:font-name="Abyssinica SIL" fo:font-size="12pt" officeooo:rsid="00229b52" officeooo:paragraph-rsid="00229b52" style:font-size-asian="12pt" style:font-size-complex="12pt"/>
    </style:style>
    <style:style style:name="P25" style:family="paragraph" style:parent-style-name="Table_20_Contents" style:list-style-name="L14">
      <style:text-properties style:font-name="Abyssinica SIL" fo:font-size="12pt" officeooo:rsid="0024f577" officeooo:paragraph-rsid="0024f577" style:font-size-asian="12pt" style:font-size-complex="12pt"/>
    </style:style>
    <style:style style:name="P26" style:family="paragraph" style:parent-style-name="Table_20_Contents" style:list-style-name="L15">
      <style:text-properties style:font-name="Abyssinica SIL" fo:font-size="12pt" officeooo:rsid="0025eb60" officeooo:paragraph-rsid="0025eb60" style:font-size-asian="12pt" style:font-size-complex="12pt"/>
    </style:style>
    <style:style style:name="P27" style:family="paragraph" style:parent-style-name="Table_20_Contents" style:list-style-name="L15">
      <style:text-properties style:font-name="Abyssinica SIL" fo:font-size="12pt" officeooo:rsid="00275504" officeooo:paragraph-rsid="00275504" style:font-size-asian="12pt" style:font-size-complex="12pt"/>
    </style:style>
    <style:style style:name="P28" style:family="paragraph" style:parent-style-name="Table_20_Contents" style:list-style-name="L9">
      <style:text-properties officeooo:rsid="001ded3e" officeooo:paragraph-rsid="001ded3e"/>
    </style:style>
    <style:style style:name="T1" style:family="text">
      <style:text-properties officeooo:rsid="001abffa"/>
    </style:style>
    <style:style style:name="T2" style:family="text">
      <style:text-properties officeooo:rsid="001b861d"/>
    </style:style>
    <style:style style:name="T3" style:family="text">
      <style:text-properties style:font-name="Abyssinica SIL" fo:font-size="12pt" style:font-size-asian="12pt" style:font-size-complex="12pt"/>
    </style:style>
    <style:style style:name="T4" style:family="text">
      <style:text-properties style:font-name="Abyssinica SIL" fo:font-size="12pt" officeooo:rsid="001d344e" style:font-size-asian="12pt" style:font-size-complex="12pt"/>
    </style:style>
    <style:style style:name="T5" style:family="text">
      <style:text-properties officeooo:rsid="0020af40"/>
    </style:style>
    <style:style style:name="T6" style:family="text">
      <style:text-properties officeooo:rsid="00229b52"/>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665in" fo:text-indent="-0.25in" fo:margin-left="0.56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165in" fo:text-indent="-0.25in" fo:margin-left="0.816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665in" fo:text-indent="-0.25in" fo:margin-left="1.066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3165in" fo:text-indent="-0.25in" fo:margin-left="1.316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665in" fo:text-indent="-0.25in" fo:margin-left="1.566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8165in" fo:text-indent="-0.25in" fo:margin-left="1.816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665in" fo:text-indent="-0.25in" fo:margin-left="2.066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3165in" fo:text-indent="-0.25in" fo:margin-left="2.316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665in" fo:text-indent="-0.25in" fo:margin-left="2.566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8165in" fo:text-indent="-0.25in" fo:margin-left="2.816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665in" fo:text-indent="-0.25in" fo:margin-left="0.56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165in" fo:text-indent="-0.25in" fo:margin-left="0.816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665in" fo:text-indent="-0.25in" fo:margin-left="1.066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3165in" fo:text-indent="-0.25in" fo:margin-left="1.316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665in" fo:text-indent="-0.25in" fo:margin-left="1.566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8165in" fo:text-indent="-0.25in" fo:margin-left="1.816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665in" fo:text-indent="-0.25in" fo:margin-left="2.066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3165in" fo:text-indent="-0.25in" fo:margin-left="2.316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665in" fo:text-indent="-0.25in" fo:margin-left="2.566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8165in" fo:text-indent="-0.25in" fo:margin-left="2.816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iterature Review</text:p>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1.A1" office:value-type="string">
              <text:p text:style-name="P6">S.No</text:p>
            </table:table-cell>
            <table:table-cell table:style-name="Table1.A1" office:value-type="string">
              <text:p text:style-name="P5">Title </text:p>
            </table:table-cell>
            <table:table-cell table:style-name="Table1.A1" office:value-type="string">
              <text:p text:style-name="P5">Authors</text:p>
            </table:table-cell>
            <table:table-cell table:style-name="Table1.A1" office:value-type="string">
              <text:p text:style-name="P6">Year</text:p>
            </table:table-cell>
            <table:table-cell table:style-name="Table1.E1" office:value-type="string">
              <text:p text:style-name="P5">Points</text:p>
            </table:table-cell>
          </table:table-row>
        </table:table-header-rows>
        <table:table-row>
          <table:table-cell table:style-name="Table1.A2" office:value-type="string">
            <text:p text:style-name="P2">1</text:p>
          </table:table-cell>
          <table:table-cell table:style-name="Table1.A2" office:value-type="string">
            <text:p text:style-name="P3">PEBL-Website classification without negative examples.</text:p>
          </table:table-cell>
          <table:table-cell table:style-name="Table1.A2" office:value-type="string">
            <text:p text:style-name="P7">Hwanjo Yu, Jiawei Han, and Kevin Chen-Chuan Chang</text:p>
          </table:table-cell>
          <table:table-cell table:style-name="Table1.A2" office:value-type="string">
            <text:p text:style-name="P2">2004</text:p>
          </table:table-cell>
          <table:table-cell table:style-name="Table1.E2" office:value-type="string">
            <text:list xml:id="list4373896972543771916" text:style-name="L1">
              <text:list-item>
                <text:p text:style-name="P8">PEBL: Positive Example Based Learning</text:p>
              </text:list-item>
              <text:list-item>
                <text:p text:style-name="P8">Eliminate need for negative examples(Examples for websites that do not belong to particular category)</text:p>
              </text:list-item>
              <text:list-item>
                <text:p text:style-name="P8">Uses an algorithm, called Mapping-Convergence (M-C), to achieve high classification accuracy (with positive and unlabeled data) as high as that of a traditional SVM (with positive and negative data).</text:p>
              </text:list-item>
              <text:list-item>
                <text:p text:style-name="P8">M-C runs in two stages: the mapping stage and convergence stage. In the mapping stage, the algorithm uses a weak classifier that draws an initial approximation of “strong” negative data. Based on the initial approximation, the convergence stage iteratively runs an internal classifier (e.g., SVM) which maximizes margins to progressively improve the approximation of negative data. Thus, the class boundary eventually converges to the true boundary of the positive class in the feature space.</text:p>
              </text:list-item>
            </text:list>
          </table:table-cell>
        </table:table-row>
        <table:table-row>
          <table:table-cell table:style-name="Table1.A2" office:value-type="string">
            <text:p text:style-name="P4">2</text:p>
          </table:table-cell>
          <table:table-cell table:style-name="Table1.A2" office:value-type="string">
            <text:p text:style-name="P7">Data mining techniques for website classification</text:p>
          </table:table-cell>
          <table:table-cell table:style-name="Table1.A2" office:value-type="string">
            <text:p text:style-name="P7">Gabriel Fiol-Roig, Margaret Miró-Julià, Eduardo Herraiz</text:p>
          </table:table-cell>
          <table:table-cell table:style-name="Table1.A2" office:value-type="string">
            <text:p text:style-name="P2">2011</text:p>
          </table:table-cell>
          <table:table-cell table:style-name="Table1.E2" office:value-type="string">
            <text:list xml:id="list6282731909193905163" text:style-name="L2">
              <text:list-item>
                <text:p text:style-name="P9">Object Attribute Table(OAT) is made on the basis of statistical information of websites(such as number of videos,number of images,number of external links,number of external images,length of website...)</text:p>
              </text:list-item>
              <text:list-item>
                <text:p text:style-name="P9">Among available classification methods, decision trees were selected for their simplicity and <text:soft-page-break/>intuitiveness. Decision trees were developed using WEKA (Waikato Environment for Knowledge Analysis) a collection of machine learning </text:p>
                <text:p text:style-name="P9">algorithms for data mining tasks</text:p>
              </text:list-item>
              <text:list-item>
                <text:p text:style-name="P9">Decision trees were able to provide about an accuracy of 90%</text:p>
              </text:list-item>
            </text:list>
          </table:table-cell>
        </table:table-row>
        <table:table-row>
          <table:table-cell table:style-name="Table1.A2" office:value-type="string">
            <text:p text:style-name="P4">3</text:p>
          </table:table-cell>
          <table:table-cell table:style-name="Table1.A2" office:value-type="string">
            <text:p text:style-name="P7">A webpage classification algorithm concerning webpage design characterestics</text:p>
          </table:table-cell>
          <table:table-cell table:style-name="Table1.A2" office:value-type="string">
            <text:p text:style-name="P7">Shih-Ting Yang*</text:p>
          </table:table-cell>
          <table:table-cell table:style-name="Table1.A2" office:value-type="string">
            <text:p text:style-name="P2">2012</text:p>
          </table:table-cell>
          <table:table-cell table:style-name="Table1.E2" office:value-type="string">
            <text:list xml:id="list3227893971664003990" text:style-name="L3">
              <text:list-item>
                <text:p text:style-name="P10">Proposed model is based on analysis of tag attributes and tag-regions to search for text contained in tag-regions and extract the corresponding keywords. Based on tag attributes and specific tag-region layout of webpage, the corresponding weight values are assigned to various tag-regions.</text:p>
              </text:list-item>
            </text:list>
            <text:list xml:id="list3879799788834000797" text:style-name="L4">
              <text:list-item>
                <text:p text:style-name="P11">Establishes a hyperlink webpage screening mechanism to collect the hyperlink webpage with higher correlations to slightly modify or adjust the categories of the target webpage.</text:p>
              </text:list-item>
              <text:list-item>
                <text:p text:style-name="P12"><text:span text:style-name="T2">W</text:span>hole model include three modules</text:p>
              </text:list-item>
            </text:list>
            <text:list xml:id="list779722969880497379" text:style-name="L5">
              <text:list-item>
                <text:p text:style-name="P13">tag region weight assignment</text:p>
              </text:list-item>
              <text:list-item>
                <text:p text:style-name="P13">web page category determination</text:p>
              </text:list-item>
              <text:list-item>
                <text:p text:style-name="P13">hyperlink web page determination</text:p>
              </text:list-item>
            </text:list>
            <text:list xml:id="list1451827161594703029" text:style-name="L6">
              <text:list-header>
                <text:p text:style-name="P14"/>
              </text:list-header>
            </text:list>
          </table:table-cell>
        </table:table-row>
        <table:table-row>
          <table:table-cell table:style-name="Table1.A2" office:value-type="string">
            <text:p text:style-name="P4">4</text:p>
          </table:table-cell>
          <table:table-cell table:style-name="Table1.A2" office:value-type="string">
            <text:p text:style-name="P7">Novel approach of website classification using feature interval</text:p>
          </table:table-cell>
          <table:table-cell table:style-name="Table1.A2" office:value-type="string">
            <text:p text:style-name="P7">J. Alamelu Mangai, Dipti D. Kothari and V. Santhosh Kumar</text:p>
          </table:table-cell>
          <table:table-cell table:style-name="Table1.A2" office:value-type="string">
            <text:p text:style-name="P2">2012</text:p>
            <text:p text:style-name="P2"/>
          </table:table-cell>
          <table:table-cell table:style-name="Table1.E2" office:value-type="string">
            <text:list xml:id="list1003271414547830092" text:style-name="L7">
              <text:list-item>
                <text:p text:style-name="P15">An algorithm called weighted voting of feature intervals has been proposed. The classifier based on this algorithm will first discretizes the web page features using a supervised disctretization algorithm which identifies the number of intervals each <text:soft-page-break/>feature has to be discretized automatically. Each feature is then made to predict the class of the corresponding feature in the test web page using the class distribution of its intervals. The final class of the test web page is predicted by aggregating the weighted vote of each feature. </text:p>
              </text:list-item>
              <text:list-item>
                <text:p text:style-name="P15">Experiments done on a benchmarking data set called WebKB has shown good classification accuracy when compared with many of the existing classifiers. </text:p>
              </text:list-item>
            </text:list>
          </table:table-cell>
        </table:table-row>
        <table:table-row>
          <table:table-cell table:style-name="Table1.A2" office:value-type="string">
            <text:p text:style-name="P4">5</text:p>
          </table:table-cell>
          <table:table-cell table:style-name="Table1.A2" office:value-type="string">
            <text:p text:style-name="P7">Automated classification of websites using Naive Bayes Algorithm</text:p>
          </table:table-cell>
          <table:table-cell table:style-name="Table1.A2" office:value-type="string">
            <text:p text:style-name="P7">Ajay S. Patil, B.V. Pawar</text:p>
          </table:table-cell>
          <table:table-cell table:style-name="Table1.A2" office:value-type="string">
            <text:p text:style-name="P2">2012</text:p>
          </table:table-cell>
          <table:table-cell table:style-name="Table1.E2" office:value-type="string">
            <text:list xml:id="list1800095615979964355" text:style-name="L8">
              <text:list-item>
                <text:p text:style-name="P16">Classify websites into categories assuming that home page of website will contain brief description of website.</text:p>
              </text:list-item>
              <text:list-item>
                <text:p text:style-name="P16">The NB approach, is one of the most effective and straightforward method for text document classification and has exhibited good results in previous studies conducted for data mining</text:p>
              </text:list-item>
              <text:list-item>
                <text:p text:style-name="P16">Accuracy about 89.05%</text:p>
              </text:list-item>
              <text:list-item>
                <text:p text:style-name="P16">Classification accuracy is proportional to number of training documents upto a limit </text:p>
              </text:list-item>
            </text:list>
          </table:table-cell>
        </table:table-row>
        <table:table-row>
          <table:table-cell table:style-name="Table1.A2" office:value-type="string">
            <text:p text:style-name="P4">6</text:p>
          </table:table-cell>
          <table:table-cell table:style-name="Table1.A2" office:value-type="string">
            <text:p text:style-name="P7">Web Page Categorization using Multilayer Perceptron with Reduced Features</text:p>
          </table:table-cell>
          <table:table-cell table:style-name="Table1.A2" office:value-type="string">
            <text:p text:style-name="P7">Kavitha S,Vijaya MS</text:p>
          </table:table-cell>
          <table:table-cell table:style-name="Table1.A2" office:value-type="string">
            <text:p text:style-name="P2">2013</text:p>
          </table:table-cell>
          <table:table-cell table:style-name="Table1.E2" office:value-type="string">
            <text:list xml:id="list2697802414406802414" text:style-name="L9">
              <text:list-item>
                <text:p text:style-name="P17">Demonstrates the web page categorization problem as the multi classification task and provides a suitable solution using a supervised learning technique namely multilayer perception.</text:p>
              </text:list-item>
              <text:list-item>
                <text:p text:style-name="P28"><text:span text:style-name="T4">The multilayer Perceptron network is the most widely used neural network classifier. </text:span><text:span text:style-name="T3">It is a feed </text:span><text:soft-page-break/><text:span text:style-name="T3">forward artificial neural network model that maps sets of input data into a set of appropriate output. It is a varation of the standard linear perceptron in that it uses three or more layers of nodes with nonlinear activation functions and is more powerful than the perceptron in that it can distinguish data that is not linearly separable, or separable using hyperplane. MLP networks are universal, flexible and nonlinear models consisting of a number of units organized into multiple layers.</text:span></text:p>
              </text:list-item>
              <text:list-item>
                <text:p text:style-name="P18">Classification accuracy is about 5% more than Naive Bayes classifier. How ever it take too much time as compared to Naive Bayes classification method.</text:p>
              </text:list-item>
            </text:list>
          </table:table-cell>
        </table:table-row>
        <table:table-row>
          <table:table-cell table:style-name="Table1.A2" office:value-type="string">
            <text:p text:style-name="P4">7</text:p>
          </table:table-cell>
          <table:table-cell table:style-name="Table1.A2" office:value-type="string">
            <text:p text:style-name="P7">Fast webpage classification using URL features</text:p>
          </table:table-cell>
          <table:table-cell table:style-name="Table1.A2" office:value-type="string">
            <text:p text:style-name="P7">Min-Yen Kan,Hoang Oanh Nguyen Thi</text:p>
          </table:table-cell>
          <table:table-cell table:style-name="Table1.A2" office:value-type="string">
            <text:p text:style-name="P2">Not specified</text:p>
          </table:table-cell>
          <table:table-cell table:style-name="Table1.E2" office:value-type="string">
            <text:list xml:id="list6700560952094500174" text:style-name="L10">
              <text:list-item>
                <text:p text:style-name="P19">Demonstrates usefulness of url alone in website classification</text:p>
              </text:list-item>
              <text:list-item>
                <text:p text:style-name="P20">URLs are often meant to be easily recalled by humans, and websites that follow good design techniques will encode useful words that describe their resource in the website's domain name as advocated by best practice guidelines </text:p>
              </text:list-item>
              <text:list-item>
                <text:p text:style-name="P19"><text:span text:style-name="T5">M</text:span>uch <text:span text:style-name="T5">faster</text:span> compared with other method as there is no need for fetching whole webpage content.</text:p>
              </text:list-item>
              <text:list-item>
                <text:p text:style-name="P19">This approach splits the URL into meaningful chunks and adds component, sequential and orthographic features to model unique patters.</text:p>
              </text:list-item>
              <text:list-item>
                <text:p text:style-name="P19">Sometimes this performs better than full-text <text:soft-page-break/>methods.</text:p>
              </text:list-item>
              <text:list-item>
                <text:p text:style-name="P19">URL features can be used to predict prestige of a webpage too.</text:p>
              </text:list-item>
              <text:list-item>
                <text:p text:style-name="P19"><text:s/><text:span text:style-name="T5">Two step machine learning approach is used</text:span></text:p>
              </text:list-item>
            </text:list>
            <text:list xml:id="list3306064408792372353" text:style-name="L11">
              <text:list-item>
                <text:p text:style-name="P21">A URL is first segmented into meaningful tokens using information-theoretic measures. This is necessary as some components of a URL are not delimited by spaces (especially domain names). These tokens are then fed into an analysis module that derives useful composite features for classification. These features model sequential dependencies between tokens, their orthographic patterns, length, and originating URI component.</text:p>
              </text:list-item>
              <text:list-item>
                <text:p text:style-name="P21">machine learning is used to induce a multi-class or regression model from labeled training URLs that have been processed by the above pipeline. New, unseen test URLs can then be classified by processing them first to extract features, and then applying the derived model to obtain a final classification. A key result is that the combination of quality URL segmentation and feature extraction results in a significant improvement in classification accuracy over baseline approaches</text:p>
              </text:list-item>
            </text:list>
            <text:list xml:id="list6108717213996490691" text:style-name="L12">
              <text:list-header>
                <text:p text:style-name="P22"/>
              </text:list-header>
            </text:list>
          </table:table-cell>
        </table:table-row>
        <table:table-row>
          <table:table-cell table:style-name="Table1.A2" office:value-type="string">
            <text:p text:style-name="P4">8</text:p>
          </table:table-cell>
          <table:table-cell table:style-name="Table1.A2" office:value-type="string">
            <text:p text:style-name="P7">Web Page Classification with an Ant Colony Algorithm</text:p>
          </table:table-cell>
          <table:table-cell table:style-name="Table1.A2" office:value-type="string">
            <text:p text:style-name="P7">Nicholas Holden</text:p>
          </table:table-cell>
          <table:table-cell table:style-name="Table1.A2" office:value-type="string">
            <text:p text:style-name="P2">Not specified</text:p>
          </table:table-cell>
          <table:table-cell table:style-name="Table1.E2" office:value-type="string">
            <text:list xml:id="list3406981492353353266" text:style-name="L13">
              <text:list-item>
                <text:p text:style-name="P23">Make use of ant-miner algorithm.( An ant colony algorithm for classification)</text:p>
              </text:list-item>
              <text:list-item>
                <text:p text:style-name="P23">A data structure called wordnet is used which is <text:soft-page-break/>an electronic lexicon that contains relationships between words in a tree like structure. It is an attempt to map human understanding of words into an electronic database</text:p>
              </text:list-item>
              <text:list-item>
                <text:p text:style-name="P24">Concentrate on RSS filed to which give concise, accurate and accessible information about many web pages.</text:p>
              </text:list-item>
            </text:list>
          </table:table-cell>
        </table:table-row>
        <table:table-row>
          <table:table-cell table:style-name="Table1.A2" office:value-type="string">
            <text:p text:style-name="P4">9</text:p>
          </table:table-cell>
          <table:table-cell table:style-name="Table1.A2" office:value-type="string">
            <text:p text:style-name="P7">Hierarchical Classification of Web Content</text:p>
          </table:table-cell>
          <table:table-cell table:style-name="Table1.A2" office:value-type="string">
            <text:p text:style-name="P7">Susan Dumais,Hao Chen</text:p>
          </table:table-cell>
          <table:table-cell table:style-name="Table1.A2" office:value-type="string">
            <text:p text:style-name="P2">Not specified</text:p>
          </table:table-cell>
          <table:table-cell table:style-name="Table1.E2" office:value-type="string">
            <text:list xml:id="list541045566647041419" text:style-name="L14">
              <text:list-item>
                <text:p text:style-name="P25">Explores the use of hierarchical structure for classification</text:p>
              </text:list-item>
              <text:list-item>
                <text:p text:style-name="P25">Make use of SVM classifiers</text:p>
              </text:list-item>
              <text:list-item>
                <text:p text:style-name="P25">The use of a hierarchical decomposition of a classification problem allows for efficiencies in both learning and representation.</text:p>
              </text:list-item>
              <text:list-item>
                <text:p text:style-name="P25">First divide website into a toplevel category then divide into sub levels.</text:p>
              </text:list-item>
            </text:list>
          </table:table-cell>
        </table:table-row>
        <table:table-row>
          <table:table-cell table:style-name="Table1.A2" office:value-type="string">
            <text:p text:style-name="P2">1<text:span text:style-name="T1">0</text:span></text:p>
          </table:table-cell>
          <table:table-cell table:style-name="Table1.A2" office:value-type="string">
            <text:p text:style-name="P7">Web Page Classification Based on k-Nearest Neighbor Approach</text:p>
          </table:table-cell>
          <table:table-cell table:style-name="Table1.A2" office:value-type="string">
            <text:p text:style-name="P7">Oh-Woog Kwon and Jong-Hyeok Lee</text:p>
          </table:table-cell>
          <table:table-cell table:style-name="Table1.A2" office:value-type="string">
            <text:p text:style-name="P2">Not specified</text:p>
          </table:table-cell>
          <table:table-cell table:style-name="Table1.E2" office:value-type="string">
            <text:list xml:id="list3231438469801468396" text:style-name="L15">
              <text:list-item>
                <text:p text:style-name="P26">Employs k-NN approach with a feature selection method and a term-weighting scheme using markup tags, and reform document-document similarity measure used in vector space model.</text:p>
              </text:list-item>
              <text:list-item>
                <text:p text:style-name="P26">The k-NN approach can be broken down in two steps. Given a test document, the first step is to find k nearest samples among the training documents, using document-document similarity. The similarity score of each neighbor document to the test document is used as the weight of the categories pre-assigned to the training document. <text:soft-page-break/>The second step is to estimate the likelihood of each category by summing the weight of the category of the k nearest documents</text:p>
              </text:list-item>
              <text:list-item>
                <text:p text:style-name="P27">Involves feature selection(Selection of words capable of deciding category)</text:p>
              </text:list-item>
              <text:list-item>
                <text:p text:style-name="P27">Term weighting- Assign more weight age to terms given in powerful html tags such as &lt;meta&gt;,&lt;titlle&gt;,&lt;head&gt;....etc</text:p>
              </text:list-item>
              <text:list-item>
                <text:p text:style-name="P27">A new similarity measurement approach is proposed. </text:p>
              </text:list-item>
            </text:list>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Lohit Devanagari1" svg:font-family="'Lohit Devanagari'"/>
    <style:font-face style:name="Abyssinica SIL" svg:font-family="'Abyssinica SI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83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WenQuanYi Zen Hei Sharp"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5.0591in" style:type="center"/>
          <style:tab-stop style:position="10.1181in"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11.6929in" fo:page-height="8.2681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Footer"><text:page-number text:select-page="current">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iyas C</meta:initial-creator>
    <meta:creation-date>2013-08-19T21:35:04.596366457</meta:creation-date>
    <dc:date>2013-08-21T22:25:48.905415959</dc:date>
    <dc:creator>Niyas C</dc:creator>
    <meta:editing-duration>PT4H26M3S</meta:editing-duration>
    <meta:editing-cycles>17</meta:editing-cycles>
    <meta:generator>LibreOffice/4.1.0.4$Linux_X86_64 LibreOffice_project/410$Build-4</meta:generator>
    <meta:document-statistic meta:table-count="1" meta:image-count="0" meta:object-count="0" meta:page-count="7" meta:paragraph-count="93" meta:word-count="1264" meta:character-count="8176" meta:non-whitespace-character-count="7041"/>
  </office:meta>
</office:document-meta>
</file>

<file path=VersionList.xml><?xml version="1.0" encoding="utf-8"?>
<VL:version-list xmlns:dc="http://purl.org/dc/elements/1.1/" xmlns:VL="http://openoffice.org/2001/versions-list">
  <VL:version-entry VL:title="Version1" VL:comment="" VL:creator="Niyas C" dc:date-time="2013-08-21T20:13:03"/>
</VL:version-list>
</file>